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159.51pt"/>
    </style:style>
    <style:style style:name="co10" style:family="table-column">
      <style:table-column-properties fo:break-before="auto" style:column-width="121.01pt"/>
    </style:style>
    <style:style style:name="co11" style:family="table-column">
      <style:table-column-properties fo:break-before="auto" style:column-width="246.7pt"/>
    </style:style>
    <style:style style:name="co12" style:family="table-column">
      <style:table-column-properties fo:break-before="auto" style:column-width="27.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425.06pt"/>
    </style:style>
    <style:style style:name="co15" style:family="table-column">
      <style:table-column-properties fo:break-before="auto" style:column-width="207.41pt"/>
    </style:style>
    <style:style style:name="co16" style:family="table-column">
      <style:table-column-properties fo:break-before="auto" style:column-width="97.4pt"/>
    </style:style>
    <style:style style:name="co17" style:family="table-column">
      <style:table-column-properties fo:break-before="auto" style:column-width="94.25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360pt"/>
    </style:style>
    <style:style style:name="co20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Or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Order" table:style-name="ta1" table:print-ranges="Order.A2:Order.AE2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20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3" table:default-cell-style-name="ce3"/>
        <table:table-column table:style-name="co3" table:number-columns-repeated="2" table:default-cell-style-name="ce3"/>
        <table:table-column table:style-name="co17" table:default-cell-style-name="ce3"/>
        <table:table-column table:style-name="co18" table:number-columns-repeated="8" table:default-cell-style-name="ce3"/>
        <table:table-column table:style-name="co19" table:default-cell-style-name="ce3"/>
        <table:table-column table:style-name="co20" table:default-cell-style-name="ce3"/>
        <table:table-column table:style-name="co3" table:number-columns-repeated="20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297.35pt" svg:height="183.66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9pt" svg:height="183.66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1pt" svg:height="183.66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7.94pt" svg:height="183.66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73pt" svg:height="64.03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64pt" svg:height="142.41pt" svg:x="866.35pt" svg:y="2.1pt" draw:caption-point-x="-866.35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8.44pt" svg:height="142.41pt" svg:x="930.61pt" svg:y="2.1pt" draw:caption-point-x="-930.61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8pt" svg:height="97.54pt" svg:x="1113.7pt" svg:y="2.1pt" draw:caption-point-x="-1113.7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44pt" svg:height="183.66pt" svg:x="1258.55pt" svg:y="7.85pt" draw:caption-point-x="-1258.55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64pt" svg:height="183.66pt" svg:x="1743.08pt" svg:y="7.85pt" draw:caption-point-x="-1743.08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29pt" svg:height="183.66pt" svg:x="1866.67pt" svg:y="7.85pt" draw:caption-point-x="-1866.67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3pt" svg:height="183.66pt" svg:x="2072.58pt" svg:y="7.85pt" draw:caption-point-x="-2072.58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pt" svg:height="183.66pt" svg:x="2103.11pt" svg:y="7.85pt" draw:caption-point-x="-2103.11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2pt" svg:height="183.66pt" svg:x="2216.52pt" svg:y="7.85pt" draw:caption-point-x="-2216.52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15pt" svg:height="183.66pt" svg:x="2600.14pt" svg:y="7.85pt" draw:caption-point-x="-2600.14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9" office:value-type="string">
            <office:annotation draw:style-name="gr1" draw:text-style-name="P1" svg:width="125.97pt" svg:height="183.66pt" svg:x="2983.58pt" svg:y="7.85pt" draw:caption-point-x="-2983.58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9" office:value-type="string">
            <office:annotation draw:style-name="gr1" draw:text-style-name="P1" svg:width="127.53pt" svg:height="183.66pt" svg:x="3053.99pt" svg:y="7.85pt" draw:caption-point-x="-3053.99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0" office:value-type="string">
            <text:p>Context: Business Process</text:p>
          </table:table-cell>
          <table:table-cell table:style-name="ce40" office:value-type="string">
            <text:p>Context: Region (Geopolitical)</text:p>
          </table:table-cell>
          <table:table-cell table:style-name="ce40" office:value-type="string">
            <text:p>Context: Official Constraints</text:p>
          </table:table-cell>
          <table:table-cell table:style-name="ce40" office:value-type="string">
            <text:p>Context: Product</text:p>
          </table:table-cell>
          <table:table-cell table:style-name="ce40" office:value-type="string">
            <text:p>Context: Industry</text:p>
          </table:table-cell>
          <table:table-cell table:style-name="ce40" office:value-type="string">
            <text:p>Context: Role</text:p>
          </table:table-cell>
          <table:table-cell table:style-name="ce40" office:value-type="string">
            <text:p>Context: Supporting Role</text:p>
          </table:table-cell>
          <table:table-cell table:style-name="ce40" office:value-type="string">
            <text:p>Context: System Constraint</text:p>
          </table:table-cell>
          <table:table-cell table:style-name="ce40" office:value-type="string">
            <text:p>Editor's Notes</text:p>
          </table:table-cell>
          <table:table-cell table:style-name="ce40" office:value-type="string">
            <text:p>Change from Previous Version</text:p>
          </table:table-cell>
          <table:table-cell table:style-name="ce40" office:value-type="string">
            <text:p>Changes for UBL 2.0 Update Package</text:p>
          </table:table-cell>
          <table:table-cell table:style-name="ce8" table:number-columns-repeated="114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">
              <text:p>Order</text:p>
            </table:table-cell>
            <table:table-cell table:style-name="ce2" office:value-type="string">
              <text:p>Order. Details</text:p>
            </table:table-cell>
            <table:table-cell table:style-name="ce7"/>
            <table:table-cell table:style-name="ce7" office:value-type="string">
              <text:p>Order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order goods and services.</text:p>
            </table:table-cell>
            <table:table-cell table:style-name="ce25"/>
            <table:table-cell table:style-name="ce31"/>
            <table:table-cell table:style-name="ce34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10"/>
            <table:table-cell table:style-name="ce43" table:number-columns-repeated="113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. UBL Version Identifier. Identifier</text:p>
          </table:table-cell>
          <table:table-cell table:style-name="ce8"/>
          <table:table-cell office:value-type="string">
            <text:p>Order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5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/>
          <table:table-cell table:style-name="ce42"/>
          <table:table-cell table:style-name="ce41" table:number-columns-repeated="113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. Customization Identifier. Identifier</text:p>
          </table:table-cell>
          <table:table-cell table:style-name="ce8"/>
          <table:table-cell office:value-type="string">
            <text:p>Order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5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/>
          <table:table-cell table:style-name="ce42" office:value-type="string">
            <text:p>H3 formula pasted to H4 and H5</text:p>
          </table:table-cell>
          <table:table-cell table:style-name="ce41" table:number-columns-repeated="113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. Profile Identifier. Identifier</text:p>
          </table:table-cell>
          <table:table-cell table:style-name="ce8"/>
          <table:table-cell table:style-name="ce6" office:value-type="string">
            <text:p>Order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5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/>
          <table:table-cell table:style-name="ce42" office:value-type="string">
            <text:p>H3 formula pasted to H4 and H5</text:p>
          </table:table-cell>
          <table:table-cell table:style-name="ce41" table:number-columns-repeated="113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. Identifier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Number,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assigned by the Buyer.</text:p>
          </table:table-cell>
          <table:table-cell/>
          <table:table-cell office:value-type="float" office:value="1022">
            <text:p>1022</text:p>
          </table:table-cell>
          <table:table-cell table:style-name="ce36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. Sales Order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Sales Order Number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assigned by the Seller.</text:p>
          </table:table-cell>
          <table:table-cell table:number-columns-repeated="2"/>
          <table:table-cell table:style-name="ce36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. Copy_ Indicator. Indicator</text:p>
          </table:table-cell>
          <table:table-cell/>
          <table:table-cell office:value-type="string">
            <text:p>Or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is a copy (true) or not (false)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/>
          <table:table-cell table:style-name="ce43" table:number-columns-repeated="113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. UUID. Identifier</text:p>
          </table:table-cell>
          <table:table-cell/>
          <table:table-cell office:value-type="string">
            <text:p>Order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and changed from GUID to UUID</text:p>
          </table:table-cell>
          <table:table-cell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. Issue Date. Dat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Order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36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. Issue Time. Tim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36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Order. Note. Text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Order. This element may contain notes or any other similar information that is not contained explicitly in another structure.</text:p>
          </table:table-cell>
          <table:table-cell table:number-columns-repeated="2"/>
          <table:table-cell table:style-name="ce36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questedInvoiceCurrencyCode">
            <text:p>RequestedInvoiceCurrencyCode</text:p>
          </table:table-cell>
          <table:table-cell table:style-name="ce6" office:value-type="string">
            <text:p>Order. Requested Invoice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. Document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. Pricing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. Tax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. Customer Reference. Text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. Accounting Cost Code. Code</text:p>
          </table:table-cell>
          <table:table-cell/>
          <table:table-cell office:value-type="string">
            <text:p>Order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. Accounting Cost. Text</text:p>
          </table:table-cell>
          <table:table-cell/>
          <table:table-cell office:value-type="string">
            <text:p>Order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st centre applied to the Order as a whole, expressed as text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 (cell Q19), change "The Buyer's accounting code applied to the Order as a whole, expressed as text." to "The Buyer's accounting cost centre applied to the Order as a whole, expressed as text."</text:p>
          </table:table-cell>
          <table:table-cell table:style-name="ce43" table:number-columns-repeated="113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. Line Count. Numeric</text:p>
          </table:table-cell>
          <table:table-cell/>
          <table:table-cell office:value-type="string">
            <text:p>Order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number-columns-repeated="2"/>
          <table:table-cell table:style-name="ce3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3" table:number-columns-repeated="113"/>
          <table:table-cell table:number-columns-repeated="110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. Validity_ Period. Period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1]" office:value-type="string" office:string-value="Period">
            <text:p>Period</text:p>
          </table:table-cell>
          <table:table-cell table:style-name="ce4" table:formula="oooc:=[.M21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The period for which the Order is valid.</text:p>
          </table:table-cell>
          <table:table-cell table:style-name="ce28" table:number-columns-repeated="2"/>
          <table:table-cell table:style-name="ce37" office:value-type="string">
            <text:p>2.0</text:p>
          </table:table-cell>
          <table:table-cell table:style-name="ce32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. Quotation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Quotation</text:p>
          </table:table-cell>
          <table:table-cell table:style-name="ce9"/>
          <table:table-cell table:style-name="ce9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ve reference to Quotation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8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. Order_ Document Reference. Document Reference</text:p>
          </table:table-cell>
          <table:table-cell table:style-name="ce9"/>
          <table:table-cell table:number-columns-repeated="2" table:style-name="ce9" office:value-type="string">
            <text:p>Order</text:p>
          </table:table-cell>
          <table:table-cell table:style-name="ce9"/>
          <table:table-cell table:style-name="ce9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ve reference to [another] Order.</text:p>
          </table:table-cell>
          <table:table-cell table:style-name="ce28" table:number-columns-repeated="2"/>
          <table:table-cell table:style-name="ce37" office:value-type="string">
            <text:p>2.0</text:p>
          </table:table-cell>
          <table:table-cell table:style-name="ce32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" table:number-columns-repeated="4"/>
          <table:table-cell table:style-name="ce28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. Originator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ve reference to Originator Document.</text:p>
          </table:table-cell>
          <table:table-cell table:style-name="ce28" table:number-columns-repeated="2"/>
          <table:table-cell table:style-name="ce37" office:value-type="string">
            <text:p>2.0</text:p>
          </table:table-cell>
          <table:table-cell table:style-name="ce32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" table:number-columns-repeated="4"/>
          <table:table-cell table:style-name="ce28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. Additional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ve reference to Additional Document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8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. Contract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Contract">
            <text:p>Contract</text:p>
          </table:table-cell>
          <table:table-cell table:style-name="ce4" table:formula="oooc:=[.M26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Contract.</text:p>
          </table:table-cell>
          <table:table-cell table:style-name="ce28" table:number-columns-repeated="2"/>
          <table:table-cell table:style-name="ce37" office:value-type="string">
            <text:p>2.0</text:p>
          </table:table-cell>
          <table:table-cell table:style-name="ce32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. Signatur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Signature">
            <text:p>Signature</text:p>
          </table:table-cell>
          <table:table-cell table:style-name="ce4" table:formula="oooc:=[.M27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Signature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. Buyer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8]" office:value-type="string" office:string-value="Customer Party">
            <text:p>Customer Party</text:p>
          </table:table-cell>
          <table:table-cell table:style-name="ce4" table:formula="oooc:=[.M2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Buy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. Seller_ Supplier Party. Suppli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9]" office:value-type="string" office:string-value="Supplier Party">
            <text:p>Supplier Party</text:p>
          </table:table-cell>
          <table:table-cell table:style-name="ce4" table:formula="oooc:=[.M29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. Originator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0]" office:value-type="string" office:string-value="Customer Party">
            <text:p>Customer Party</text:p>
          </table:table-cell>
          <table:table-cell table:style-name="ce4" table:formula="oooc:=[.M30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. Freight Forwarder_ Party.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1]" office:value-type="string" office:string-value="Party">
            <text:p>Party</text:p>
          </table:table-cell>
          <table:table-cell table:style-name="ce4" table:formula="oooc:=[.M31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 office:value-type="string">
            <text:p>Carrier</text:p>
          </table:table-cell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 Freight Forwarder or Carri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3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. Accounting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2]" office:value-type="string" office:string-value="Customer Party">
            <text:p>Customer Party</text:p>
          </table:table-cell>
          <table:table-cell table:style-name="ce4" table:formula="oooc:=[.M3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Customer Party. The party that Invoice is expected to be sent to if not the buyer party.</text:p>
          </table:table-cell>
          <table:table-cell table:style-name="ce28"/>
          <table:table-cell table:style-name="ce32"/>
          <table:table-cell table:style-name="ce38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. Delivery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3]" office:value-type="string" office:string-value="Delivery">
            <text:p>Delivery</text:p>
          </table:table-cell>
          <table:table-cell table:style-name="ce4" table:formula="oooc:=[.M33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. Delivery Term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4]" office:value-type="string" office:string-value="Delivery Terms">
            <text:p>Delivery Terms</text:p>
          </table:table-cell>
          <table:table-cell table:style-name="ce4" table:formula="oooc:=[.M34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 Terms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. Payment Mea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5]" office:value-type="string" office:string-value="Payment Means">
            <text:p>Payment Means</text:p>
          </table:table-cell>
          <table:table-cell table:style-name="ce4" table:formula="oooc:=[.M35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ayment Means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. Transaction Conditio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 office:value-type="string">
            <text:p>Sales condition, procurement condition</text:p>
          </table:table-cell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with any purchasing or sales conditions applying to the whole ord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. Allowance Charg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7]" office:value-type="string" office:string-value="Allowance Charge">
            <text:p>Allowance Charge</text:p>
          </table:table-cell>
          <table:table-cell table:style-name="ce4" table:formula="oooc:=[.M37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llowances and Charges that apply to the Order as a whole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. Destination_ Country. Countr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38]" office:value-type="string" office:string-value="Country">
            <text:p>Country</text:p>
          </table:table-cell>
          <table:table-cell table:style-name="ce4" table:formula="oooc:=[.M38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country of destination (for customs purposes)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. Tax Total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total tax amount of the Order (as calculated by the Buyer).</text:p>
          </table:table-cell>
          <table:table-cell table:style-name="ce28" table:number-columns-repeated="2"/>
          <table:table-cell table:style-name="ce37" office:value-type="string">
            <text:p>1.0</text:p>
          </table:table-cell>
          <table:table-cell table:style-name="ce32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. Anticipated_ Monetary Total. Monetary Total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nticipated</text:p>
          </table:table-cell>
          <table:table-cell table:style-name="ce9"/>
          <table:table-cell table:style-name="ce9"/>
          <table:table-cell table:style-name="ce4" table:formula="oooc:=[.M40]" office:value-type="string" office:string-value="Monetary Total">
            <text:p>Monetary Total</text:p>
          </table:table-cell>
          <table:table-cell table:style-name="ce4" table:formula="oooc:=[.M40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total amounts for the Order anticipated by the Buyer.</text:p>
          </table:table-cell>
          <table:table-cell table:style-name="ce28" table:number-columns-repeated="2"/>
          <table:table-cell table:style-name="ce37" office:value-type="string">
            <text:p>2.0</text:p>
          </table:table-cell>
          <table:table-cell table:style-name="ce32" office:value-type="string">
            <text:p>If payable amount is not known e.g. because some tax details are not known the best gues is given or the structure is not used.</text:p>
          </table:table-cell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. Order Lin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Order Line">
            <text:p>Order Line</text:p>
          </table:table-cell>
          <table:table-cell table:style-name="ce4" table:formula="oooc:=[.M41]" office:value-type="string" office:string-value="Order Line">
            <text:p>Order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one or more Order Lines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5" table:number-columns-repeated="13"/>
          <table:table-cell table:number-columns-repeated="223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Order.$A$1" table:cell-range-address="$Order.$A$1:.$IV$1"/>
        <table:named-expression table:name="BuiltIn_AutoFilter___1" table:base-cell-address="$Order.$A$1" table:expression="&quot;$Invoice.$#REF!$#REF!:$#REF!$#REF!&quot;"/>
        <table:named-range table:name="Excel_BuiltIn_Print_Titles_1_1" table:base-cell-address="$Order.$A$1" table:cell-range-address="$Order.$A$2:.$ID$2"/>
        <table:named-expression table:name="Excel_BuiltIn_Print_Titles_1___0" table:base-cell-address="$Order.$A$1" table:expression="&quot;$Invoice.$#REF!$#REF!:$#REF!$#REF!&quot;"/>
        <table:named-range table:name="Excel_BuiltIn_Print_Area_1" table:base-cell-address="$Order.$A$1" table:cell-range-address="$Order.$A$2:.$AE$29" table:range-usable-as="print-range"/>
        <table:named-range table:name="Excel_BuiltIn_Print_Titles_1" table:base-cell-address="$Order.$A$1" table:cell-range-address="$Order.$A$2:.$IV$2" table:range-usable-as="repeat-column repeat-row"/>
      </table:named-expressions>
      <table:database-ranges>
        <table:database-range table:name="Excel_BuiltIn__FilterDatabase_1" table:target-range-address="Order.A1:Order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4">02/04/2008</text:date>, <text:time>11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" style:display-name="PageStyle_Or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4">02/04/2008</text:date></text:span><text:span text:style-name="T1"> GMT <text:s/></text:span><text:span text:style-name="T1"><text:time>11:44:0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4">02/04/2008</text:date></text:span><text:span text:style-name="T1"> GMT <text:s/></text:span><text:span text:style-name="T1"><text:time>11:44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03"/>
  </office:meta>
</office:document-meta>
</file>